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name-complex="Times New Roman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2pt" fo:language="pl" fo:country="PL" officeooo:rsid="00198c02" officeooo:paragraph-rsid="00198c02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Times New Roman" fo:font-size="8pt" style:font-size-asian="8pt" style:font-name-complex="Times New Roman" style:font-size-complex="8pt"/>
    </style:style>
    <style:style style:name="P11" style:family="paragraph" style:parent-style-name="Standard">
      <style:paragraph-properties fo:margin-top="0.212cm" fo:margin-bottom="0cm" loext:contextual-spacing="false" fo:line-height="100%"/>
      <style:text-properties style:use-window-font-color="true" style:font-name="Times New Roman" fo:font-size="12pt" fo:language="pl" fo:country="PL" officeooo:rsid="00198c02" officeooo:paragraph-rsid="00198c02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top="0.212cm" fo:margin-bottom="0cm" loext:contextual-spacing="false" fo:line-height="100%"/>
      <style:text-properties style:use-window-font-color="true" style:font-name="Times New Roman" fo:font-size="12pt" fo:language="pl" fo:country="PL" officeooo:rsid="001c9929" officeooo:paragraph-rsid="001c9929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4.995cm" fo:margin-right="0cm" fo:margin-top="0cm" fo:margin-bottom="0cm" loext:contextual-spacing="false" fo:line-height="100%" fo:text-indent="1.249cm" style:auto-text-indent="false"/>
      <style:text-properties style:font-name="Times New Roman" fo:font-size="10pt" style:font-size-asian="10pt" style:font-name-complex="Times New Roman"/>
    </style:style>
    <style:style style:name="P14" style:family="paragraph" style:parent-style-name="Text_20_body">
      <style:paragraph-properties fo:margin-left="2.498cm" fo:margin-right="0cm" fo:margin-top="0cm" fo:margin-bottom="0cm" loext:contextual-spacing="false" fo:text-indent="1.249cm" style:auto-text-indent="false"/>
      <style:text-properties style:font-name="Times New Roman" style:font-name-complex="Times New Roman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c9929" officeooo:paragraph-rsid="001c9929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name-complex="Times New Roman"/>
    </style:style>
    <style:style style:name="P19" style:family="paragraph" style:parent-style-name="Standard">
      <style:paragraph-properties fo:margin-top="0.212cm" fo:margin-bottom="0cm" loext:contextual-spacing="false" fo:line-height="100%"/>
      <style:text-properties style:use-window-font-color="true" style:font-name="Times New Roman" fo:font-size="12pt" fo:language="pl" fo:country="PL" officeooo:rsid="001c9929" officeooo:paragraph-rsid="001c9929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margin-left="4.995cm" fo:margin-right="0cm" fo:margin-top="0cm" fo:margin-bottom="0cm" loext:contextual-spacing="false" fo:line-height="100%" fo:text-indent="1.249cm" style:auto-text-indent="false"/>
      <style:text-properties style:font-name="Times New Roman" fo:font-size="10pt" style:font-size-asian="10pt" style:font-name-complex="Times New Roman"/>
    </style:style>
    <style:style style:name="P21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Heading_20_2">
      <style:paragraph-properties fo:text-align="center" style:justify-single-word="false"/>
      <style:text-properties style:font-name="Times New Roman" style:font-name-complex="Times New Roman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Symbol" fo:font-size="12pt" style:font-name-asian="Symbol" style:font-size-asian="12pt" style:font-name-complex="Symbol" style:font-size-complex="12pt"/>
    </style:style>
    <style:style style:name="T3" style:family="text">
      <style:text-properties style:text-line-through-style="solid" style:text-line-through-type="single" style:font-name="Times New Roman" fo:font-size="12pt" style:font-size-asian="12pt" style:font-name-complex="Times New Roman" style:font-size-complex="12pt"/>
    </style:style>
    <style:style style:name="T4" style:family="text">
      <style:text-properties style:text-line-through-style="solid" style:text-line-through-type="single" style:font-name="Symbol" fo:font-size="12pt" style:font-name-asian="Symbol" style:font-size-asian="12pt" style:font-name-complex="Symbol" style:font-size-complex="12pt"/>
    </style:style>
    <style:style style:name="T5" style:family="text">
      <style:text-properties style:use-window-font-color="true" style:font-name="Times New Roman" fo:font-size="12pt" fo:language="pl" fo:country="PL" officeooo:rsid="00198c02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officeooo:rsid="001b12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UNIWERSYTET WARMIŃSKO-MAZURSKI W OLSZTYNIE</text:h>
      <text:h text:style-name="P22" text:outline-level="2">WYDZIAŁ MATEMATYKI I INFORMATYKI</text:h>
      <text:p text:style-name="P1"/>
      <text:p text:style-name="P15">OPIEKUN PRACY DYPLOMOWEJ:</text:p>
      <text:p text:style-name="P11">Doktor Paweł <text:span text:style-name="T6">Dr</text:span>ozda</text:p>
      <text:p text:style-name="P2">Tytuł /stopień zawodowy/ imię i nazwisko</text:p>
      <text:p text:style-name="P2"/>
      <text:p text:style-name="P15">DANE STUDENTA:</text:p>
      <text:p text:style-name="P7">Krystian Kozłowski informatyka PSIiSK</text:p>
      <text:p text:style-name="P2">Imię i nazwisko, kierunek studiów, specjalność</text:p>
      <text:p text:style-name="P2"/>
      <text:p text:style-name="P15">FORMA I RODZAJ STUDIÓW:</text:p>
      <text:p text:style-name="P8"><text:span text:style-name="T1">Stacjonarne/</text:span><text:span text:style-name="T3">niestacjonarne</text:span><text:span text:style-name="T1">; <text:s text:c="2"/></text:span><text:span text:style-name="T3"><text:s/>S-I</text:span><text:span text:style-name="T4"></text:span><text:span text:style-name="T1"> / <text:s/>S-II</text:span><text:span text:style-name="T2"></text:span><text:span text:style-name="T1"> (niepotrzebne skreślić)</text:span></text:p>
      <text:p text:style-name="P9"/>
      <text:p text:style-name="P15">TEMAT PRACY DYPLOMOWEJ:</text:p>
      <text:p text:style-name="P12">Implementacja gry w życie Johna Conwaya w React.js</text:p>
      <text:p text:style-name="P12"/>
      <text:p text:style-name="P2">(w języku polskim)</text:p>
      <text:p text:style-name="P12">Implementation of Conway’s Game of Life in React.js</text:p>
      <text:p text:style-name="P12"/>
      <text:p text:style-name="P2">(w języku angielskim)</text:p>
      <text:p text:style-name="P2"/>
      <text:p text:style-name="P15">ZADANIA I PROBLEMY, PROPONOWANE OPROGRAMOWANIE</text:p>
      <text:p text:style-name="P15"/>
      <text:p text:style-name="P17">Analiza automatu komórkowego autorstwa Johna Conwaya</text:p>
      <text:p text:style-name="P17"/>
      <text:p text:style-name="P17">Implementacja algorytmu przy wykorzystaniu React.js</text:p>
      <text:p text:style-name="P17"/>
      <text:p text:style-name="P17">Stworzenie bazy danych użytkowników</text:p>
      <text:p text:style-name="P17"/>
      <text:p text:style-name="P17">Proponowane oprogramowanie:<text:line-break/>React.js</text:p>
      <text:p text:style-name="P17">Node.js</text:p>
      <text:p text:style-name="P17"/>
      <text:p text:style-name="P3"/>
      <text:p text:style-name="P15">REGULAMINOWY TERMIN ZŁOŻENIA PRACY W DZIEKANACIE: <text:s text:c="2"/></text:p>
      <text:p text:style-name="P6"><text:span text:style-name="T1">Do <text:s text:c="4"/>30 czerwca <text:s/>…….. / </text:span><text:span text:style-name="T3">15 lutego <text:s/>….…. </text:span><text:span text:style-name="T1"><text:s/>(niepotrzebne skreślić)</text:span></text:p>
      <text:p text:style-name="P3"/>
      <text:p text:style-name="P6"><text:span text:style-name="T1">TEMAT OTRZYMAŁEM DNIA <text:s/></text:span><text:span text:style-name="T5">15.10.2020 </text:span></text:p>
      <text:p text:style-name="P13"><text:s text:c="4"/>(data i podpis studenta)</text:p>
      <text:p text:style-name="P13"/>
      <text:p text:style-name="P13"/>
      <text:p text:style-name="P13"/>
      <text:p text:style-name="P4">Podpis opiekuna pracy: <text:s/><text:tab/><text:tab/><text:tab/><text:tab/> <text:s text:c="4"/>Podpis i pieczęć kierownika katedry</text:p>
      <text:p text:style-name="P5"/>
      <text:p text:style-name="P4">………………………<text:tab/><text:tab/><text:tab/><text:tab/> <text:s text:c="4"/>……………………………………..</text:p>
      <text:p text:style-name="P4"/>
      <text:p text:style-name="P9">ZATWIERDZAM (Prodziekan ds. Studenckich)</text:p>
      <text:p text:style-name="P10"/>
      <text:p text:style-name="P9">……………………………………………………………………………</text:p>
      <text:p text:style-name="P14">(data, podpis i pieczęć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/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00%" fo:keep-with-next="always"/>
      <style:text-properties fo:font-size="12pt" fo:font-weight="bold" style:font-size-asian="12pt" style:font-weight-asian="bold" style:font-weight-complex="bold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UNIWERSYTET WARMIŃSKO-MAZURSKI</dc:title>
    <dc:subject/>
    <meta:keyword/>
    <dc:description/>
    <meta:initial-creator>CIS</meta:initial-creator>
    <meta:creation-date>2018-07-31T08:09:00</meta:creation-date>
    <dc:date>2021-02-24T14:44:22.870000000</dc:date>
    <meta:editing-cycles>4</meta:editing-cycles>
    <meta:editing-duration>PT5M41S</meta:editing-duration>
    <meta:generator>LibreOffice/6.4.2.2$Windows_X86_64 LibreOffice_project/4e471d8c02c9c90f512f7f9ead8875b57fcb1ec3</meta:generator>
    <meta:document-statistic meta:table-count="0" meta:image-count="0" meta:object-count="0" meta:page-count="1" meta:paragraph-count="30" meta:word-count="136" meta:character-count="1111" meta:non-whitespace-character-count="969"/>
  </office:meta>
</office:document-meta>
</file>